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r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.getImpor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.equals( @ Nullable Object oth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ntr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Import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.get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.Entry( AnnotationMetadata metadata , String import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